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6cm" svg:stroke-color="#9e9e9e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000000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dash" draw:stroke-dash="Dashed_20__28_var_29__20_4" svg:stroke-width="0.053cm" svg:stroke-color="#b7b7b7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dash" draw:stroke-dash="Dashed_20__28_var_29__20_4" svg:stroke-width="0.053cm" svg:stroke-color="#000000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dash" draw:stroke-dash="Dashed_20__28_var_29__20_4" svg:stroke-width="0.053cm" svg:stroke-color="#ff0000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SECTION_5f_HEADER_5f_1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8" style:family="presentation" style:parent-style-name="SECTION_5f_HEADER_5f_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outline1">
      <style:graphic-properties draw:stroke="none" svg:stroke-width="0cm" draw:fill="none" draw:textarea-vertical-align="middle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4.441cm" style:use-optimal-column-width="false"/>
    </style:style>
    <style:style style:name="co2" style:family="table-column">
      <style:table-column-properties style:column-width="3.855cm" style:use-optimal-column-width="false"/>
    </style:style>
    <style:style style:name="co3" style:family="table-column">
      <style:table-column-properties style:column-width="2.738cm" style:use-optimal-column-width="false"/>
    </style:style>
    <style:style style:name="co4" style:family="table-column">
      <style:table-column-properties style:column-width="3.108cm" style:use-optimal-column-width="false"/>
    </style:style>
    <style:style style:name="co5" style:family="table-column">
      <style:table-column-properties style:column-width="2.913cm" style:use-optimal-column-width="false"/>
    </style:style>
    <style:style style:name="ro1" style:family="table-row">
      <style:table-row-properties style:row-height="1.071cm"/>
    </style:style>
    <style:style style:name="ro2" style:family="table-row">
      <style:table-row-properties style:row-height="1.037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74pt solid #808080"/>
    </style:style>
    <style:style style:name="ce2" style:family="table-cell">
      <loext:graphic-properties draw:fill="none" draw:textarea-vertical-align="middle" fo:padding-top="0.253cm" fo:padding-bottom="0.253cm" fo:padding-left="0.253cm" fo:padding-right="0.253cm"/>
      <style:paragraph-properties fo:border="0.74pt solid #808080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style:paragraph-properties fo:margin-left="0cm" fo:margin-right="0cm" fo:margin-top="0.353cm" fo:margin-bottom="0cm" fo:line-height="115%" fo:text-align="start" fo:text-indent="0cm" style:writing-mode="lr-tb"/>
    </style:style>
    <style:style style:name="P9" style:family="paragraph">
      <style:paragraph-properties fo:margin-left="0cm" fo:margin-right="0cm" fo:margin-top="0.353cm" fo:margin-bottom="0.353cm" fo:line-height="115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423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1.27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italic" style:text-underline-style="none" fo:font-weight="normal" style:font-name-asian="Arial" style:font-size-asian="15pt" style:font-style-asian="italic" style:font-weight-asian="normal" style:font-name-complex="Arial" style:font-size-complex="15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italic" style:text-underline-style="none" fo:font-weight="normal" style:font-name-asian="Ari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" fo:font-size="22pt" fo:letter-spacing="normal" fo:font-style="normal" style:text-underline-style="none" fo:font-weight="bold" style:font-name-asian="Arial" style:font-size-asian="22pt" style:font-style-asian="normal" style:font-weight-asian="bold" style:font-name-complex="Arial" style:font-size-complex="22pt" style:font-style-complex="normal" style:font-weight-complex="bold"/>
    </style:style>
    <style:style style:name="T9" style:family="text">
      <style:text-properties fo:font-variant="normal" fo:text-transform="none" fo:color="#b7b7b7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2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13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italic" style:text-underline-style="none" fo:font-weight="bold" style:font-name-asian="Arial" style:font-size-asian="18pt" style:font-style-asian="italic" style:font-weight-asian="bold" style:font-name-complex="Arial" style:font-size-complex="18pt" style:font-style-complex="italic" style:font-weight-complex="bold"/>
    </style:style>
    <style:style style:name="T14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2.5pt" fo:letter-spacing="normal" fo:font-style="normal" style:text-underline-style="none" fo:font-weight="bold" style:font-name-asian="Arial" style:font-size-asian="12.5pt" style:font-style-asian="normal" style:font-weight-asian="bold" style:font-name-complex="Arial" style:font-size-complex="12.5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urier New" fo:font-size="12.5pt" fo:letter-spacing="normal" fo:font-style="normal" style:text-underline-style="none" fo:font-weight="normal" style:font-name-asian="Courier New" style:font-size-asian="12.5pt" style:font-style-asian="normal" style:font-weight-asian="normal" style:font-name-complex="Courier New" style:font-size-complex="12.5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3.5pt" fo:letter-spacing="normal" fo:font-style="normal" style:text-underline-style="none" fo:font-weight="normal" style:font-name-asian="Arial" style:font-size-asian="13.5pt" style:font-style-asian="normal" style:font-weight-asian="normal" style:font-name-complex="Arial" style:font-size-complex="13.5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2.5pt" fo:letter-spacing="normal" fo:font-style="italic" style:text-underline-style="none" fo:font-weight="normal" style:font-name-asian="Arial" style:font-size-asian="12.5pt" style:font-style-asian="italic" style:font-weight-asian="normal" style:font-name-complex="Arial" style:font-size-complex="12.5pt" style:font-style-complex="italic" style:font-weight-complex="normal"/>
    </style:style>
    <style:style style:name="T19" style:family="text">
      <style:text-properties fo:font-variant="normal" fo:text-transform="none" fo:color="#595959" style:text-line-through-style="none" style:text-line-through-type="none" style:text-position="0% 100%" style:font-name="Arial" fo:font-size="15pt" fo:letter-spacing="normal" fo:font-style="italic" style:text-underline-style="none" fo:font-weight="normal" style:font-name-asian="Arial" style:font-size-asian="15pt" style:font-style-asian="italic" style:font-weight-asian="normal" style:font-name-complex="Arial" style:font-size-complex="15pt" style:font-style-complex="italic" style:font-weight-complex="normal"/>
    </style:style>
    <style:style style:name="T20" style:family="text">
      <style:text-properties fo:font-variant="normal" fo:text-transform="none" fo:color="#595959" style:text-line-through-style="none" style:text-line-through-type="none" style:text-position="0% 100%" style:font-name="Arial" fo:font-size="15pt" fo:letter-spacing="normal" fo:font-style="italic" style:text-underline-style="none" fo:font-weight="bold" style:font-name-asian="Arial" style:font-size-asian="15pt" style:font-style-asian="italic" style:font-weight-asian="bold" style:font-name-complex="Arial" style:font-size-complex="15pt" style:font-style-complex="italic" style:font-weight-complex="bold"/>
    </style:style>
    <style:style style:name="T21" style:family="text">
      <style:text-properties fo:font-variant="normal" fo:text-transform="none" fo:color="#595959" style:text-line-through-style="none" style:text-line-through-type="none" style:text-position="0% 100%" style:font-name="Arial" fo:font-size="15pt" fo:letter-spacing="normal" fo:font-style="normal" style:text-underline-style="none" fo:font-weight="bold" style:font-name-asian="Arial" style:font-size-asian="15pt" style:font-style-asian="normal" style:font-weight-asian="bold" style:font-name-complex="Arial" style:font-size-complex="15pt" style:font-style-complex="normal" style:font-weight-complex="bold"/>
    </style:style>
    <style:style style:name="T22" style:family="text">
      <style:text-properties fo:font-variant="normal" fo:text-transform="none" fo:color="#595959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italic" style:text-underline-style="none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24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italic" style:text-underline-style="solid" style:text-underline-width="auto" style:text-underline-color="font-color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000000" fo:font-size="61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-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7;p1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LCP - Aula 02</text:span></text:p>
          </draw:text-box>
        </draw:frame>
        <draw:frame draw:name="Google Shape;58;p14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Prof. Lucas Guerreiro</text:span></text:p>
          </draw:text-box>
        </draw:frame>
        <presentation:notes draw:style-name="dp2">
          <draw:page-thumbnail draw:name="Google Shape;54;p:notes" draw:style-name="gr1" draw:layer="layout" svg:width="16.933cm" svg:height="9.524cm" svg:x="1.059cm" svg:y="1.905cm" draw:page-number="1" presentation:class="page"/>
          <draw:frame draw:name="Google Shape;55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ula anterior" draw:style-name="dp1" draw:master-page-name="TITLE_5f_AND_5f_BODY" presentation:presentation-page-layout-name="AL2T1">
        <draw:frame draw:name="Google Shape;63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Aula anterior</text:span></text:p>
          </draw:text-box>
        </draw:frame>
        <draw:frame draw:name="Google Shape;64;p15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Fundamentos de Linguagens Comerciais</text:span></text:p>
              </text:list-item>
              <text:list-item>
                <text:p text:style-name="P8"><text:span text:style-name="T4">Conceitos de Orientação a Objetos</text:span></text:p>
              </text:list-item>
              <text:list-item>
                <text:p text:style-name="P8"><text:span text:style-name="T4">Características de Java</text:span></text:p>
              </text:list-item>
              <text:list-item>
                <text:p text:style-name="P9"><text:span text:style-name="T4">Práticas em Java</text:span></text:p>
              </text:list-item>
            </text:list>
          </draw:text-box>
        </draw:frame>
        <presentation:notes draw:style-name="dp2">
          <draw:page-thumbnail draw:name="Google Shape;60;g1274396bed2_0_0:notes" draw:style-name="gr1" draw:layer="layout" svg:width="16.932cm" svg:height="9.524cm" svg:x="1.059cm" svg:y="1.905cm" draw:page-number="2" presentation:class="page"/>
          <draw:frame draw:name="Google Shape;61;g1274396bed2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ula 02" draw:style-name="dp1" draw:master-page-name="SECTION_5f_HEADER_5f_1">
        <draw:frame draw:name="Google Shape;69;p16" presentation:style-name="pr7" draw:text-style-name="P11" draw:layer="layout" svg:width="23.667cm" svg:height="2.337cm" svg:x="0.866cm" svg:y="5.975cm" presentation:class="title" presentation:user-transformed="true">
          <draw:text-box>
            <text:p text:style-name="P1"><text:span text:style-name="T5">Aula 02</text:span></text:p>
          </draw:text-box>
        </draw:frame>
        <draw:custom-shape draw:name="Google Shape;70;p16" draw:style-name="gr2" draw:text-style-name="P12" draw:layer="layout" svg:width="22.37cm" svg:height="1.777cm" svg:x="1.462cm" svg:y="10.589cm">
          <text:p text:style-name="P5"><text:span text:style-name="T6">Objetivo: Mais conceitos de OO na Prática (Herança, Polimorfismo, Encapsulamento, Abstração). Práticas em Java com modificadores de acesso, classes abstratas e interfac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6;g1274396bed2_0_179:notes" draw:style-name="gr1" draw:layer="layout" svg:width="16.932cm" svg:height="9.524cm" svg:x="1.059cm" svg:y="1.905cm" draw:page-number="3" presentation:class="page"/>
          <draw:frame draw:name="Google Shape;67;g1274396bed2_0_179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erança" draw:style-name="dp1" draw:master-page-name="TITLE_5f_AND_5f_BODY" presentation:presentation-page-layout-name="AL2T1">
        <draw:frame draw:name="Google Shape;75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Herança</text:span></text:p>
          </draw:text-box>
        </draw:frame>
        <draw:frame draw:name="Google Shape;76;p17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Conceito de uma classe mais genérica ser herdada para classes mais específicas que compartilham parte de seu comportamento (atributos e métodos), porém com algumas implementações específicas na subclasse. </text:span></text:p>
              </text:list-item>
              <text:list-item>
                <text:p text:style-name="P8"><text:span text:style-name="T4">Herança simples: apenas uma super classe</text:span></text:p>
              </text:list-item>
              <text:list-item>
                <text:p text:style-name="P9"><text:span text:style-name="T4">Herança múltipla: subclasse origina de mais de uma super classe</text:span></text:p>
              </text:list-item>
            </text:list>
          </draw:text-box>
        </draw:frame>
        <draw:custom-shape draw:name="Google Shape;77;p17" draw:style-name="gr3" draw:text-style-name="P12" draw:layer="layout" svg:width="11.288cm" svg:height="1.185cm" svg:x="7.055cm" svg:y="10.995cm">
          <text:p text:style-name="P5"><text:span text:style-name="T7">Exemplo: Animal -&gt; Mamíferos, Av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2;g1274396bed2_0_5:notes" draw:style-name="gr1" draw:layer="layout" svg:width="16.932cm" svg:height="9.524cm" svg:x="1.059cm" svg:y="1.905cm" draw:page-number="4" presentation:class="page"/>
          <draw:frame draw:name="Google Shape;73;g1274396bed2_0_5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erança" draw:style-name="dp1" draw:master-page-name="TITLE_5f_AND_5f_BODY" presentation:presentation-page-layout-name="AL2T1">
        <draw:frame draw:name="Google Shape;82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Herança</text:span></text:p>
          </draw:text-box>
        </draw:frame>
        <draw:frame draw:name="Google Shape;83;p18" presentation:style-name="pr10" draw:text-style-name="P10" draw:layer="layout" svg:width="23.667cm" svg:height="9.489cm" svg:x="0.866cm" svg:y="3.201cm" presentation:class="outline" presentation:user-transformed="true">
          <draw:text-box>
            <text:p text:style-name="P13"><text:span text:style-name="T8">Exemplo: Funcionários têm nome, salário e cargo. Gerentes têm os mesmos atributos que funcionários, porém estes têm um Bônus de 15% de seu salário.</text:span></text:p>
          </draw:text-box>
        </draw:frame>
        <presentation:notes draw:style-name="dp2">
          <draw:page-thumbnail draw:name="Google Shape;79;g1274396bed2_0_266:notes" draw:style-name="gr1" draw:layer="layout" svg:width="16.932cm" svg:height="9.524cm" svg:x="1.059cm" svg:y="1.905cm" draw:page-number="5" presentation:class="page"/>
          <draw:frame draw:name="Google Shape;80;g1274396bed2_0_266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88;p19" presentation:style-name="pr5" draw:text-style-name="P10" draw:layer="layout" svg:width="23.667cm" svg:height="12.317cm" svg:x="0.866cm" svg:y="0.97cm" presentation:class="outline" presentation:user-transformed="true">
          <draw:text-box>
            <text:p text:style-name="P14"><text:span text:style-name="T4">public class Funcionario{</text:span></text:p>
            <text:p text:style-name="P15"><text:span text:style-name="T4"><text:tab/></text:span><text:span text:style-name="T4">String nome;</text:span></text:p>
            <text:p text:style-name="P15"><text:span text:style-name="T4"><text:tab/></text:span><text:span text:style-name="T4">String cargo;</text:span></text:p>
            <text:p text:style-name="P15"><text:span text:style-name="T4"><text:tab/></text:span><text:span text:style-name="T4">float salario;</text:span></text:p>
            <text:p text:style-name="P15"><text:span text:style-name="T4"><text:tab/></text:span><text:span text:style-name="T4">void setNome(String nome){...};</text:span></text:p>
            <text:p text:style-name="P15"><text:span text:style-name="T4"><text:tab/></text:span><text:span text:style-name="T4">void setCargo(String nome){...};</text:span></text:p>
            <text:p text:style-name="P16"><text:span text:style-name="T4">void setSalario(String nome){...};</text:span></text:p>
            <text:p text:style-name="P16"><text:span text:style-name="T4">String getNome(){...};</text:span></text:p>
            <text:p text:style-name="P16"><text:span text:style-name="T4">String getCargo(){...};</text:span></text:p>
            <text:p text:style-name="P16"><text:span text:style-name="T4">float getSalario(){...};</text:span></text:p>
            <text:p text:style-name="P17"><text:span text:style-name="T4">}</text:span></text:p>
          </draw:text-box>
        </draw:frame>
        <draw:custom-shape draw:name="Google Shape;89;p19" draw:style-name="gr4" draw:text-style-name="P12" draw:layer="layout" svg:width="4.567cm" svg:height="1.101cm" svg:x="20.376cm" svg:y="12.42cm">
          <text:p text:style-name="P5"><text:span text:style-name="T9">Funcionario.jav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5;g1274396bed2_0_276:notes" draw:style-name="gr1" draw:layer="layout" svg:width="16.932cm" svg:height="9.524cm" svg:x="1.059cm" svg:y="1.905cm" draw:page-number="6" presentation:class="page"/>
          <draw:frame draw:name="Google Shape;86;g1274396bed2_0_276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Google Shape;94;p20" presentation:style-name="pr5" draw:text-style-name="P10" draw:layer="layout" svg:width="23.667cm" svg:height="13.108cm" svg:x="0.866cm" svg:y="0.97cm" presentation:class="outline" presentation:user-transformed="true">
          <draw:text-box>
            <text:p text:style-name="P14"><text:span text:style-name="T4">public class Gerente extends Funcionario{</text:span></text:p>
            <text:p text:style-name="P15"><text:span text:style-name="T4"><text:tab/></text:span><text:span text:style-name="T4">double bonus;</text:span></text:p>
            <text:p text:style-name="P15"><text:span text:style-name="T4"><text:tab/></text:span><text:span text:style-name="T4">void setBonus(double porcentagem){this.bonus = p_bonus * this.salario};</text:span></text:p>
            <text:p text:style-name="P16"><text:span text:style-name="T4">float getBonus(){...};</text:span></text:p>
            <text:p text:style-name="P16"><text:span text:style-name="T4">public static void main(String[] args){</text:span></text:p>
            <text:p text:style-name="P16"><text:span text:style-name="T4"><text:tab/></text:span><text:span text:style-name="T4">Gerente gerente = new Gerente();</text:span></text:p>
            <text:p text:style-name="P16"><text:span text:style-name="T4"><text:tab/></text:span><text:span text:style-name="T4">gerente.setNome("José");</text:span></text:p>
            <text:p text:style-name="P16"><text:span text:style-name="T4"><text:tab/></text:span><text:span text:style-name="T4">gerente.setCargo("Gerente de Vendas");</text:span></text:p>
            <text:p text:style-name="P16"><text:span text:style-name="T4"><text:tab/></text:span><text:span text:style-name="T4">gerente.setSalario(5000);</text:span></text:p>
            <text:p text:style-name="P16"><text:span text:style-name="T4"><text:tab/></text:span><text:span text:style-name="T4">gerente.setBonus(0.15);</text:span></text:p>
            <text:p text:style-name="P16"><text:span text:style-name="T4"><text:tab/></text:span><text:span text:style-name="T4">double valor_bonus = gerente.getBonus();</text:span></text:p>
            <text:p text:style-name="P16"><text:span text:style-name="T4"><text:tab/></text:span><text:span text:style-name="T4">System.out.println(valor_bonus);</text:span></text:p>
            <text:p text:style-name="P16"><text:span text:style-name="T4">}</text:span></text:p>
            <text:p text:style-name="P17"><text:span text:style-name="T4">}</text:span></text:p>
          </draw:text-box>
        </draw:frame>
        <draw:custom-shape draw:name="Google Shape;95;p20" draw:style-name="gr4" draw:text-style-name="P12" draw:layer="layout" svg:width="4.567cm" svg:height="1.101cm" svg:x="20.376cm" svg:y="12.42cm">
          <text:p text:style-name="P5"><text:span text:style-name="T9">Gerente.jav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1;g1274396bed2_0_286:notes" draw:style-name="gr1" draw:layer="layout" svg:width="16.932cm" svg:height="9.524cm" svg:x="1.059cm" svg:y="1.905cm" draw:page-number="7" presentation:class="page"/>
          <draw:frame draw:name="Google Shape;92;g1274396bed2_0_286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limorfismo" draw:style-name="dp1" draw:master-page-name="TITLE_5f_AND_5f_BODY" presentation:presentation-page-layout-name="AL2T1">
        <draw:frame draw:name="Google Shape;100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olimorfismo</text:span></text:p>
          </draw:text-box>
        </draw:frame>
        <draw:frame draw:name="Google Shape;101;p21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7"><text:span text:style-name="T4">"Muitas formas" -&gt; Métodos de mesmo nome com comportamentos diferentes. Polimorfismo pode ser de sobrecarga ou sobreposição.</text:span></text:p>
              </text:list-item>
            </text:list>
            <text:list text:style-name="L10">
              <text:list-item>
                <text:list>
                  <text:list-item>
                    <text:p text:style-name="P8"><text:span text:style-name="T10">Sobrecarga</text:span><text:span text:style-name="T4">: reescrita do método dentro da mesma classe. Utilizado para tratar diferentes entradas (tipo ou número de parâmetros diferente).</text:span></text:p>
                  </text:list-item>
                  <text:list-item>
                    <text:p text:style-name="P9"><text:span text:style-name="T10">Sobreposição</text:span><text:span text:style-name="T4">: reescrita de um método da super classe na sub classe. Utilizado para implementar um comportamento diferente na classe herdad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97;g1274396bed2_0_271:notes" draw:style-name="gr1" draw:layer="layout" svg:width="16.932cm" svg:height="9.524cm" svg:x="1.059cm" svg:y="1.905cm" draw:page-number="8" presentation:class="page"/>
          <draw:frame draw:name="Google Shape;98;g1274396bed2_0_271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limorfismo" draw:style-name="dp1" draw:master-page-name="TITLE_5f_AND_5f_BODY" presentation:presentation-page-layout-name="AL2T1">
        <draw:frame draw:name="Google Shape;106;p2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olimorfismo</text:span></text:p>
          </draw:text-box>
        </draw:frame>
        <draw:frame draw:name="Google Shape;107;p22" presentation:style-name="pr10" draw:text-style-name="P10" draw:layer="layout" svg:width="23.667cm" svg:height="9.489cm" svg:x="0.866cm" svg:y="3.201cm" presentation:class="outline" presentation:user-transformed="true">
          <draw:text-box>
            <text:p text:style-name="P13"><text:span text:style-name="T8">Implementar o exemplo de Funcionário/Gerente com Sobrecarga e Sobreposição.</text:span></text:p>
          </draw:text-box>
        </draw:frame>
        <presentation:notes draw:style-name="dp2">
          <draw:page-thumbnail draw:name="Google Shape;103;g1274396bed2_0_290:notes" draw:style-name="gr1" draw:layer="layout" svg:width="16.932cm" svg:height="9.524cm" svg:x="1.059cm" svg:y="1.905cm" draw:page-number="9" presentation:class="page"/>
          <draw:frame draw:name="Google Shape;104;g1274396bed2_0_290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frame draw:name="Google Shape;112;p23" presentation:style-name="pr5" draw:text-style-name="P10" draw:layer="layout" svg:width="23.667cm" svg:height="12.317cm" svg:x="0.866cm" svg:y="0.97cm" presentation:class="outline" presentation:user-transformed="true">
          <draw:text-box>
            <text:p text:style-name="P14"><text:span text:style-name="T4">public class Funcionario{</text:span></text:p>
            <text:p text:style-name="P15"><text:span text:style-name="T4"><text:tab/></text:span><text:span text:style-name="T4">String nome;</text:span></text:p>
            <text:p text:style-name="P15"><text:span text:style-name="T4"><text:tab/></text:span><text:span text:style-name="T4">String cargo;</text:span></text:p>
            <text:p text:style-name="P15"><text:span text:style-name="T4"><text:tab/></text:span><text:span text:style-name="T4">double salario;</text:span></text:p>
            <text:p text:style-name="P15"><text:span text:style-name="T4"><text:tab/></text:span><text:span text:style-name="T4">void setNome(String nome){...};</text:span></text:p>
            <text:p text:style-name="P15"><text:span text:style-name="T4"><text:tab/></text:span><text:span text:style-name="T4">void setCargo(String nome){...};</text:span></text:p>
            <text:p text:style-name="P16"><text:span text:style-name="T4">void setSalario(double salario){...};</text:span></text:p>
            <text:p text:style-name="P16"><text:span text:style-name="T4">void setSalario(double salario, double p_bonus){...};</text:span></text:p>
            <text:p text:style-name="P16"><text:span text:style-name="T4">String getNome(){...};</text:span></text:p>
            <text:p text:style-name="P16"><text:span text:style-name="T4">String getCargo(){...};</text:span></text:p>
            <text:p text:style-name="P16"><text:span text:style-name="T4">double getSalario(){...};</text:span></text:p>
            <text:p text:style-name="P17"><text:span text:style-name="T4">}</text:span></text:p>
          </draw:text-box>
        </draw:frame>
        <draw:custom-shape draw:name="Google Shape;113;p23" draw:style-name="gr5" draw:text-style-name="P12" draw:layer="layout" svg:width="6.967cm" svg:height="1.101cm" svg:x="15.346cm" svg:y="1.764cm">
          <text:p text:style-name="P5"><text:span text:style-name="T11">Sobrecarg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23" draw:style-name="gr4" draw:text-style-name="P12" draw:layer="layout" svg:width="7.262cm" svg:height="1.101cm" svg:x="17.681cm" svg:y="12.42cm">
          <text:p text:style-name="P5"><text:span text:style-name="T9">FuncionarioSobrecarga.jav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9;g1274396bed2_0_295:notes" draw:style-name="gr1" draw:layer="layout" svg:width="16.932cm" svg:height="9.524cm" svg:x="1.059cm" svg:y="1.905cm" draw:page-number="10" presentation:class="page"/>
          <draw:frame draw:name="Google Shape;110;g1274396bed2_0_295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frame draw:name="Google Shape;119;p24" presentation:style-name="pr5" draw:text-style-name="P10" draw:layer="layout" svg:width="23.667cm" svg:height="13.483cm" svg:x="0.866cm" svg:y="0.327cm" presentation:class="outline" presentation:user-transformed="true">
          <draw:text-box>
            <text:p text:style-name="P14"><text:span text:style-name="T4">public static void main(String[] args) {</text:span></text:p>
            <text:p text:style-name="P15"><text:span text:style-name="T4"><text:tab/></text:span><text:span text:style-name="T4"><text:tab/></text:span><text:span text:style-name="T4">FuncionarioSobrecarga engenheiro = new FuncionarioSobrecarga();</text:span></text:p>
            <text:p text:style-name="P15"><text:span text:style-name="T4"><text:tab/></text:span><text:span text:style-name="T4"><text:tab/></text:span><text:span text:style-name="T4">engenheiro.setNome("José");</text:span></text:p>
            <text:p text:style-name="P15"><text:span text:style-name="T4"><text:tab/></text:span><text:span text:style-name="T4"><text:tab/></text:span><text:span text:style-name="T4">engenheiro.setCargo("Engenheiro");</text:span></text:p>
            <text:p text:style-name="P15"><text:span text:style-name="T4"><text:tab/></text:span><text:span text:style-name="T4"><text:tab/></text:span><text:span text:style-name="T4">engenheiro.setSalario(5000);</text:span></text:p>
            <text:p text:style-name="P15"><text:span text:style-name="T4"><text:tab/></text:span><text:span text:style-name="T4"><text:tab/></text:span><text:span text:style-name="T4">FuncionarioSobrecarga gerente = new FuncionarioSobrecarga();</text:span></text:p>
            <text:p text:style-name="P15"><text:span text:style-name="T4"><text:tab/></text:span><text:span text:style-name="T4"><text:tab/></text:span><text:span text:style-name="T4">gerente.setNome("João");</text:span></text:p>
            <text:p text:style-name="P15"><text:span text:style-name="T4"><text:tab/></text:span><text:span text:style-name="T4"><text:tab/></text:span><text:span text:style-name="T4">gerente.setCargo("Gerente de Vendas");</text:span></text:p>
            <text:p text:style-name="P15"><text:span text:style-name="T4"><text:tab/></text:span><text:span text:style-name="T4"><text:tab/></text:span><text:span text:style-name="T4">gerente.setSalario(5000.00, 0.15);</text:span></text:p>
            <text:p text:style-name="P15"><text:span text:style-name="T4"><text:tab/></text:span><text:span text:style-name="T4"><text:tab/></text:span><text:span text:style-name="T4">System.out.printf("Salário do %s %s é %.2f", engenheiro.getCargo(), engenheiro.getNome(), engenheiro.getSalario());</text:span></text:p>
            <text:p text:style-name="P15"><text:span text:style-name="T4"><text:tab/></text:span><text:span text:style-name="T4"><text:tab/></text:span><text:span text:style-name="T4">System.out.println();</text:span></text:p>
            <text:p text:style-name="P15"><text:span text:style-name="T4"><text:tab/></text:span><text:span text:style-name="T4"><text:tab/></text:span><text:span text:style-name="T4">System.out.printf("Salário do %s %s é %.2f", gerente.getCargo(), gerente.getNome(), gerente.getSalario());</text:span></text:p>
            <text:p text:style-name="P17"><text:span text:style-name="T4">}</text:span></text:p>
          </draw:text-box>
        </draw:frame>
        <draw:custom-shape draw:name="Google Shape;120;p24" draw:style-name="gr5" draw:text-style-name="P12" draw:layer="layout" svg:width="6.967cm" svg:height="1.101cm" svg:x="18.054cm" svg:y="2.24cm">
          <text:p text:style-name="P5"><text:span text:style-name="T11">Sobrecarg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24" draw:style-name="gr4" draw:text-style-name="P12" draw:layer="layout" svg:width="7.262cm" svg:height="1.101cm" svg:x="17.681cm" svg:y="12.42cm">
          <text:p text:style-name="P5"><text:span text:style-name="T9">FuncionarioSobrecarga.jav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6;g11ba051bdc6_0_2:notes" draw:style-name="gr1" draw:layer="layout" svg:width="16.932cm" svg:height="9.524cm" svg:x="1.059cm" svg:y="1.905cm" draw:page-number="11" presentation:class="page"/>
          <draw:frame draw:name="Google Shape;117;g11ba051bdc6_0_2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draw:name="Google Shape;126;p25" presentation:style-name="pr5" draw:text-style-name="P10" draw:layer="layout" svg:width="23.667cm" svg:height="12.317cm" svg:x="0.866cm" svg:y="0.97cm" presentation:class="outline" presentation:user-transformed="true">
          <draw:text-box>
            <text:p text:style-name="P14"><text:span text:style-name="T4">public class Funcionario{</text:span></text:p>
            <text:p text:style-name="P15"><text:span text:style-name="T4"><text:tab/></text:span><text:span text:style-name="T4">String nome;</text:span></text:p>
            <text:p text:style-name="P15"><text:span text:style-name="T4"><text:tab/></text:span><text:span text:style-name="T4">String cargo;</text:span></text:p>
            <text:p text:style-name="P15"><text:span text:style-name="T4"><text:tab/></text:span><text:span text:style-name="T4">double salario;</text:span></text:p>
            <text:p text:style-name="P15"><text:span text:style-name="T4"><text:tab/></text:span><text:span text:style-name="T4">void setNome(String nome){...};</text:span></text:p>
            <text:p text:style-name="P15"><text:span text:style-name="T4"><text:tab/></text:span><text:span text:style-name="T4">void setCargo(String nome){...};</text:span></text:p>
            <text:p text:style-name="P16"><text:span text:style-name="T4">void setSalario(String nome){...};</text:span></text:p>
            <text:p text:style-name="P16"><text:span text:style-name="T4">String getNome(){...};</text:span></text:p>
            <text:p text:style-name="P16"><text:span text:style-name="T4">String getCargo(){...};</text:span></text:p>
            <text:p text:style-name="P16"><text:span text:style-name="T4">double getSalario(){...};</text:span></text:p>
            <text:p text:style-name="P17"><text:span text:style-name="T4">}</text:span></text:p>
          </draw:text-box>
        </draw:frame>
        <draw:custom-shape draw:name="Google Shape;127;p25" draw:style-name="gr5" draw:text-style-name="P12" draw:layer="layout" svg:width="6.967cm" svg:height="1.101cm" svg:x="15.346cm" svg:y="1.764cm">
          <text:p text:style-name="P5"><text:span text:style-name="T11">Sobreposi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25" draw:style-name="gr4" draw:text-style-name="P12" draw:layer="layout" svg:width="4.226cm" svg:height="1.101cm" svg:x="19.526cm" svg:y="12.42cm">
          <text:p text:style-name="P5"><text:span text:style-name="T9">Funcionario.jav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3;g1274396bed2_0_309:notes" draw:style-name="gr1" draw:layer="layout" svg:width="16.932cm" svg:height="9.524cm" svg:x="1.059cm" svg:y="1.905cm" draw:page-number="12" presentation:class="page"/>
          <draw:frame draw:name="Google Shape;124;g1274396bed2_0_309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frame draw:name="Google Shape;133;p26" presentation:style-name="pr5" draw:text-style-name="P10" draw:layer="layout" svg:width="23.667cm" svg:height="12.317cm" svg:x="0.866cm" svg:y="0.97cm" presentation:class="outline" presentation:user-transformed="true">
          <draw:text-box>
            <text:p text:style-name="P14"><text:span text:style-name="T4">public class GerenteSobreposicao extends Funcionario{</text:span></text:p>
            <text:p text:style-name="P15"><text:span text:style-name="T4"><text:tab/></text:span><text:span text:style-name="T4">void setSalario(float salario, float porcentagem_bonus){...};</text:span></text:p>
            <text:p text:style-name="P16"><text:span text:style-name="T4">public static void main(String[] args){</text:span></text:p>
            <text:p text:style-name="P16"><text:span text:style-name="T4"><text:tab/></text:span><text:span text:style-name="T4">GerenteSobreposicao gerente = new GerenteSobreposicao();</text:span></text:p>
            <text:p text:style-name="P16"><text:span text:style-name="T4"><text:tab/></text:span><text:span text:style-name="T4">gerente.setNome("José");</text:span></text:p>
            <text:p text:style-name="P16"><text:span text:style-name="T4"><text:tab/></text:span><text:span text:style-name="T4">gerente.setCargo("Gerente de Vendas");</text:span></text:p>
            <text:p text:style-name="P16"><text:span text:style-name="T4"><text:tab/></text:span><text:span text:style-name="T4">gerente.setSalario(5000, 0.15);</text:span></text:p>
            <text:p text:style-name="P16"><text:span text:style-name="T4"><text:tab/></text:span><text:span text:style-name="T4">double salario_gerente = gerente.getSalario();</text:span></text:p>
            <text:p text:style-name="P16"><text:span text:style-name="T4">}</text:span></text:p>
            <text:p text:style-name="P17"><text:span text:style-name="T4">}</text:span></text:p>
          </draw:text-box>
        </draw:frame>
        <draw:custom-shape draw:name="Google Shape;134;p26" draw:style-name="gr5" draw:text-style-name="P12" draw:layer="layout" svg:width="6.967cm" svg:height="1.101cm" svg:x="17.239cm" svg:y="3.591cm">
          <text:p text:style-name="P5"><text:span text:style-name="T11">Sobreposi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26" draw:style-name="gr4" draw:text-style-name="P12" draw:layer="layout" svg:width="7.262cm" svg:height="1.101cm" svg:x="17.681cm" svg:y="12.42cm">
          <text:p text:style-name="P5"><text:span text:style-name="T9">GerenteSobreposicao.jav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0;g1274396bed2_0_315:notes" draw:style-name="gr1" draw:layer="layout" svg:width="16.932cm" svg:height="9.524cm" svg:x="1.059cm" svg:y="1.905cm" draw:page-number="13" presentation:class="page"/>
          <draw:frame draw:name="Google Shape;131;g1274396bed2_0_315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custom-shape draw:name="Google Shape;140;p27" draw:style-name="gr6" draw:text-style-name="P12" draw:layer="layout" svg:width="22.201cm" svg:height="14.717cm" svg:x="1.228cm" svg:y="0.601cm">
          <text:p text:style-name="P5"><text:span text:style-name="T11">public class Funcionario{</text:span></text:p>
          <text:p text:style-name="P5"><text:span text:style-name="T11"><text:tab/></text:span><text:span text:style-name="T11">String nome;</text:span></text:p>
          <text:p text:style-name="P5"><text:span text:style-name="T11"><text:tab/></text:span><text:span text:style-name="T11">String cargo;</text:span></text:p>
          <text:p text:style-name="P5"><text:span text:style-name="T11"><text:tab/></text:span><text:span text:style-name="T11">double salario;</text:span></text:p>
          <text:p text:style-name="P5"><text:span text:style-name="T11"><text:tab/></text:span><text:span text:style-name="T11">public Funcionario(String nome){</text:span></text:p>
          <text:p text:style-name="P5"><text:span text:style-name="T11"><text:tab/></text:span><text:span text:style-name="T11"><text:tab/></text:span><text:span text:style-name="T11">this.nome = nome;</text:span></text:p>
          <text:p text:style-name="P5"><text:span text:style-name="T11"><text:tab/></text:span><text:span text:style-name="T11">}</text:span></text:p>
          <text:p text:style-name="P5"><text:span text:style-name="T11"><text:tab/></text:span><text:span text:style-name="T11">public Funcionario(String nome, String cargo){</text:span></text:p>
          <text:p text:style-name="P5"><text:span text:style-name="T11"><text:tab/></text:span><text:span text:style-name="T11"><text:tab/></text:span><text:span text:style-name="T11">this.nome = nome;</text:span></text:p>
          <text:p text:style-name="P5"><text:span text:style-name="T11"><text:tab/></text:span><text:span text:style-name="T11"><text:tab/></text:span><text:span text:style-name="T11">this.cargo = cargo;</text:span></text:p>
          <text:p text:style-name="P5"><text:span text:style-name="T11"><text:tab/></text:span><text:span text:style-name="T11">}</text:span></text:p>
          <text:p text:style-name="P5"><text:span text:style-name="T11"><text:tab/></text:span><text:span text:style-name="T11">public Funcionario(String nome, String cargo, double salario){</text:span></text:p>
          <text:p text:style-name="P5"><text:span text:style-name="T11"><text:tab/></text:span><text:span text:style-name="T11"><text:tab/></text:span><text:span text:style-name="T11">this.nome = nome;</text:span></text:p>
          <text:p text:style-name="P5"><text:span text:style-name="T11"><text:tab/></text:span><text:span text:style-name="T11"><text:tab/></text:span><text:span text:style-name="T11">this.cargo = cargo;</text:span></text:p>
          <text:p text:style-name="P5"><text:span text:style-name="T11"><text:tab/></text:span><text:span text:style-name="T11"><text:tab/></text:span><text:span text:style-name="T11">this.salario = salario;</text:span></text:p>
          <text:p text:style-name="P5"><text:span text:style-name="T11"><text:tab/></text:span><text:span text:style-name="T11">}</text:span></text:p>
          <text:p text:style-name="P5"><text:span text:style-name="T11"><text:tab/></text:span><text:span text:style-name="T11">public static void main(String[] args){</text:span></text:p>
          <text:p text:style-name="P5"><text:span text:style-name="T11"><text:tab/></text:span><text:span text:style-name="T11"><text:tab/></text:span><text:span text:style-name="T11">Funcionario func01 = new Funcionario("João");</text:span></text:p>
          <text:p text:style-name="P5"><text:span text:style-name="T11"><text:tab/></text:span><text:span text:style-name="T11"><text:tab/></text:span><text:span text:style-name="T11">Funcionario func02 = new Funcionario("José", "Engenheiro");</text:span></text:p>
          <text:p text:style-name="P5"><text:span text:style-name="T11"><text:tab/></text:span><text:span text:style-name="T11"><text:tab/></text:span><text:span text:style-name="T11">Funcionario func03 = new Funcionario("Maria", "Gerente", 5000);</text:span></text:p>
          <text:p text:style-name="P5"><text:span text:style-name="T11"><text:tab/></text:span><text:span text:style-name="T11">}</text:span></text:p>
          <text:p text:style-name="P5"><text:span text:style-name="T11">}</text:span></text:p>
          <text:p text:style-name="P5"><text:span text:style-name="T11"/></text:p>
          <text:p text:style-name="P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27" draw:style-name="gr5" draw:text-style-name="P12" draw:layer="layout" svg:width="6.967cm" svg:height="1.101cm" svg:x="15.624cm" svg:y="1.931cm">
          <text:p text:style-name="P5"><text:span text:style-name="T11">Sobrecarga + Construto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7" draw:style-name="gr4" draw:text-style-name="P12" draw:layer="layout" svg:width="7.262cm" svg:height="1.101cm" svg:x="17.591cm" svg:y="12.956cm">
          <text:p text:style-name="P5"><text:span text:style-name="T9">FuncionarioConstrutores.jav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1274396bed2_0_320:notes" draw:style-name="gr1" draw:layer="layout" svg:width="16.932cm" svg:height="9.524cm" svg:x="1.059cm" svg:y="1.905cm" draw:page-number="14" presentation:class="page"/>
          <draw:frame draw:name="Google Shape;138;g1274396bed2_0_320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mplo" draw:style-name="dp1" draw:master-page-name="TITLE_5f_AND_5f_BODY" presentation:presentation-page-layout-name="AL2T1">
        <draw:frame draw:name="Google Shape;147;p28" presentation:style-name="pr4" draw:text-style-name="P6" draw:layer="layout" svg:width="23.667cm" svg:height="1.59cm" svg:x="0.866cm" svg:y="0.284cm" presentation:class="title" presentation:user-transformed="true">
          <draw:text-box>
            <text:p text:style-name="P5"><text:span text:style-name="T3">Exemplo</text:span></text:p>
          </draw:text-box>
        </draw:frame>
        <draw:frame draw:name="Google Shape;148;p28" presentation:style-name="pr5" draw:text-style-name="P10" draw:layer="layout" svg:width="23.667cm" svg:height="12.531cm" svg:x="0.866cm" svg:y="2.084cm" presentation:class="outline" presentation:user-transformed="true">
          <draw:text-box>
            <text:p text:style-name="P5"><text:span text:style-name="T4">public class Relogio{</text:span></text:p>
            <text:p text:style-name="P5"><text:span text:style-name="T4"><text:tab/></text:span><text:span text:style-name="T4">int hora, minuto, segundo;</text:span></text:p>
            <text:p text:style-name="P5"><text:span text:style-name="T4"><text:tab/></text:span><text:span text:style-name="T4">public Relogio(int h, int m, int s){</text:span></text:p>
            <text:p text:style-name="P5"><text:span text:style-name="T4"><text:tab/></text:span><text:span text:style-name="T4"><text:tab/></text:span><text:span text:style-name="T4">this.hora = h;</text:span></text:p>
            <text:p text:style-name="P5"><text:span text:style-name="T4"><text:tab/></text:span><text:span text:style-name="T4"><text:tab/></text:span><text:span text:style-name="T4">this.minuto = m;</text:span></text:p>
            <text:p text:style-name="P5"><text:span text:style-name="T4"><text:tab/></text:span><text:span text:style-name="T4"><text:tab/></text:span><text:span text:style-name="T4">this.segundo = s;</text:span></text:p>
            <text:p text:style-name="P5"><text:span text:style-name="T4"><text:tab/></text:span><text:span text:style-name="T4">}</text:span></text:p>
            <text:p text:style-name="P5"><text:span text:style-name="T4"><text:tab/></text:span><text:span text:style-name="T4">public Relogio(int h, int m){</text:span></text:p>
            <text:p text:style-name="P5"><text:span text:style-name="T4"><text:tab/></text:span><text:span text:style-name="T4"><text:tab/></text:span><text:span text:style-name="T4">this.hora = h;</text:span></text:p>
            <text:p text:style-name="P5"><text:span text:style-name="T4"><text:tab/></text:span><text:span text:style-name="T4"><text:tab/></text:span><text:span text:style-name="T4">this.minuto = m;</text:span></text:p>
            <text:p text:style-name="P5"><text:span text:style-name="T4"><text:tab/></text:span><text:span text:style-name="T4"><text:tab/></text:span><text:span text:style-name="T4">this.segundo = 0;</text:span></text:p>
            <text:p text:style-name="P5"><text:span text:style-name="T4"><text:tab/></text:span><text:span text:style-name="T4">}</text:span></text:p>
            <text:p text:style-name="P5"><text:span text:style-name="T4"><text:tab/></text:span><text:span text:style-name="T4">public Relogio(int h){</text:span></text:p>
            <text:p text:style-name="P5"><text:span text:style-name="T4"><text:tab/></text:span><text:span text:style-name="T4"><text:tab/></text:span><text:span text:style-name="T4">this.hora = h;</text:span></text:p>
            <text:p text:style-name="P5"><text:span text:style-name="T4"><text:tab/></text:span><text:span text:style-name="T4"><text:tab/></text:span><text:span text:style-name="T4">this.minuto = 0;</text:span></text:p>
            <text:p text:style-name="P5"><text:span text:style-name="T4"><text:tab/></text:span><text:span text:style-name="T4"><text:tab/></text:span><text:span text:style-name="T4">this.segundo = 0;</text:span></text:p>
            <text:p text:style-name="P5"><text:span text:style-name="T4"><text:tab/></text:span><text:span text:style-name="T4">}</text:span></text:p>
            <text:p text:style-name="P5"><text:span text:style-name="T4"><text:tab/></text:span><text:span text:style-name="T4">public String getHorario(){</text:span></text:p>
            <text:p text:style-name="P5"><text:span text:style-name="T4"><text:tab/></text:span><text:span text:style-name="T4"><text:tab/></text:span><text:span text:style-name="T4">return this.hora + ":" + this.minuto + ":" + this.segundo;</text:span></text:p>
            <text:p text:style-name="P5"><text:span text:style-name="T4"><text:tab/></text:span><text:span text:style-name="T4">}</text:span></text:p>
            <text:p text:style-name="P5"><text:span text:style-name="T4"><text:tab/></text:span><text:span text:style-name="T4">public static void main(String[] args){</text:span></text:p>
            <text:p text:style-name="P5"><text:span text:style-name="T4"><text:tab/></text:span><text:span text:style-name="T4"><text:tab/></text:span><text:span text:style-name="T4">Relogio r1 = new Relogio(20, 15, 10);</text:span></text:p>
            <text:p text:style-name="P18"><text:span text:style-name="T4">Relogio r2 = new Relogio(20, 10);</text:span></text:p>
            <text:p text:style-name="P18"><text:span text:style-name="T4">Relogio r3 = new Relogio(19);</text:span></text:p>
            <text:p text:style-name="P5"><text:span text:style-name="T4"><text:tab/></text:span><text:span text:style-name="T4"><text:tab/></text:span><text:span text:style-name="T4">System.out.println(r1.getHorario());</text:span></text:p>
            <text:p text:style-name="P5"><text:span text:style-name="T4"><text:tab/></text:span><text:span text:style-name="T4">}</text:span></text:p>
            <text:p text:style-name="P5"><text:span text:style-name="T4">}</text:span></text:p>
          </draw:text-box>
        </draw:frame>
        <draw:custom-shape draw:name="Google Shape;149;p28" draw:style-name="gr5" draw:text-style-name="P12" draw:layer="layout" svg:width="6.967cm" svg:height="1.101cm" svg:x="16.195cm" svg:y="2.877cm">
          <text:p text:style-name="P5"><text:span text:style-name="T11">Método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28" draw:style-name="gr4" draw:text-style-name="P12" draw:layer="layout" svg:width="7.262cm" svg:height="1.101cm" svg:x="17.681cm" svg:y="12.42cm">
          <text:p text:style-name="P5"><text:span text:style-name="T9">Relogio1.jav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4;g1274396bed2_0_393:notes" draw:style-name="gr1" draw:layer="layout" svg:width="16.932cm" svg:height="9.524cm" svg:x="1.059cm" svg:y="1.905cm" draw:page-number="15" presentation:class="page"/>
          <draw:frame draw:name="Google Shape;145;g1274396bed2_0_393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mplo" draw:style-name="dp1" draw:master-page-name="TITLE_5f_AND_5f_BODY" presentation:presentation-page-layout-name="AL2T1">
        <draw:frame draw:name="Google Shape;155;p29" presentation:style-name="pr4" draw:text-style-name="P6" draw:layer="layout" svg:width="23.667cm" svg:height="1.59cm" svg:x="0.866cm" svg:y="0.284cm" presentation:class="title" presentation:user-transformed="true">
          <draw:text-box>
            <text:p text:style-name="P5"><text:span text:style-name="T3">Exemplo</text:span></text:p>
          </draw:text-box>
        </draw:frame>
        <draw:frame draw:name="Google Shape;156;p29" presentation:style-name="pr5" draw:text-style-name="P10" draw:layer="layout" svg:width="23.667cm" svg:height="11.876cm" svg:x="0.866cm" svg:y="2.084cm" presentation:class="outline" presentation:user-transformed="true">
          <draw:text-box>
            <text:p text:style-name="P5"><text:span text:style-name="T4">public class Relogio{</text:span></text:p>
            <text:p text:style-name="P5"><text:span text:style-name="T4"><text:tab/></text:span><text:span text:style-name="T4">int hora, minuto, segundo;</text:span></text:p>
            <text:p text:style-name="P5"><text:span text:style-name="T4"><text:tab/></text:span><text:span text:style-name="T4">public Relogio(int h, int m, int s){</text:span></text:p>
            <text:p text:style-name="P5"><text:span text:style-name="T4"><text:tab/></text:span><text:span text:style-name="T4"><text:tab/></text:span><text:span text:style-name="T4">this.hora = h;</text:span></text:p>
            <text:p text:style-name="P5"><text:span text:style-name="T4"><text:tab/></text:span><text:span text:style-name="T4"><text:tab/></text:span><text:span text:style-name="T4">this.minuto = m;</text:span></text:p>
            <text:p text:style-name="P5"><text:span text:style-name="T4"><text:tab/></text:span><text:span text:style-name="T4"><text:tab/></text:span><text:span text:style-name="T4">this.segundo = s;</text:span></text:p>
            <text:p text:style-name="P5"><text:span text:style-name="T4"><text:tab/></text:span><text:span text:style-name="T4">}</text:span></text:p>
            <text:p text:style-name="P5"><text:span text:style-name="T4"><text:tab/></text:span><text:span text:style-name="T4">public Relogio(int h, int m){</text:span></text:p>
            <text:p text:style-name="P5"><text:span text:style-name="T4"><text:tab/></text:span><text:span text:style-name="T4"><text:tab/></text:span><text:span text:style-name="T4">this(h, m, 0);</text:span></text:p>
            <text:p text:style-name="P5"><text:span text:style-name="T4"><text:tab/></text:span><text:span text:style-name="T4">}</text:span></text:p>
            <text:p text:style-name="P5"><text:span text:style-name="T4"><text:tab/></text:span><text:span text:style-name="T4">public Relogio(int h){</text:span></text:p>
            <text:p text:style-name="P5"><text:span text:style-name="T4"><text:tab/></text:span><text:span text:style-name="T4"><text:tab/></text:span><text:span text:style-name="T4">this(h, 0, 0);</text:span></text:p>
            <text:p text:style-name="P5"><text:span text:style-name="T4"><text:tab/></text:span><text:span text:style-name="T4">}</text:span></text:p>
            <text:p text:style-name="P5"><text:span text:style-name="T4"><text:tab/></text:span><text:span text:style-name="T4">public String toString(){</text:span></text:p>
            <text:p text:style-name="P5"><text:span text:style-name="T4"><text:tab/></text:span><text:span text:style-name="T4"><text:tab/></text:span><text:span text:style-name="T4">return this.hora + ":" + this.minuto + ":" + this.segundo;</text:span></text:p>
            <text:p text:style-name="P5"><text:span text:style-name="T4"><text:tab/></text:span><text:span text:style-name="T4">}</text:span></text:p>
            <text:p text:style-name="P5"><text:span text:style-name="T4"><text:tab/></text:span><text:span text:style-name="T4">public static void main(String[] args){</text:span></text:p>
            <text:p text:style-name="P5"><text:span text:style-name="T4"><text:tab/></text:span><text:span text:style-name="T4"><text:tab/></text:span><text:span text:style-name="T4">Relogio r1 = new Relogio(20, 15, 10);</text:span></text:p>
            <text:p text:style-name="P18"><text:span text:style-name="T4">Relogio r2 = new Relogio(20, 10);</text:span></text:p>
            <text:p text:style-name="P18"><text:span text:style-name="T4">Relogio r3 = new Relogio(19);</text:span></text:p>
            <text:p text:style-name="P5"><text:span text:style-name="T4"><text:tab/></text:span><text:span text:style-name="T4"><text:tab/></text:span><text:span text:style-name="T4">System.out.println("Hora = " + r1);</text:span></text:p>
            <text:p text:style-name="P5"><text:span text:style-name="T4"><text:tab/></text:span><text:span text:style-name="T4">}</text:span></text:p>
            <text:p text:style-name="P5"><text:span text:style-name="T4">}</text:span></text:p>
          </draw:text-box>
        </draw:frame>
        <draw:custom-shape draw:name="Google Shape;157;p29" draw:style-name="gr5" draw:text-style-name="P12" draw:layer="layout" svg:width="6.967cm" svg:height="1.101cm" svg:x="16.195cm" svg:y="2.936cm">
          <text:p text:style-name="P5"><text:span text:style-name="T11">Método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29" draw:style-name="gr4" draw:text-style-name="P12" draw:layer="layout" svg:width="7.262cm" svg:height="1.101cm" svg:x="17.681cm" svg:y="12.42cm">
          <text:p text:style-name="P5"><text:span text:style-name="T9">Relogio2.jav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2;g126dfc25adb_0_16:notes" draw:style-name="gr1" draw:layer="layout" svg:width="16.932cm" svg:height="9.524cm" svg:x="1.059cm" svg:y="1.905cm" draw:page-number="16" presentation:class="page"/>
          <draw:frame draw:name="Google Shape;153;g126dfc25adb_0_16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ificadores - Classe" draw:style-name="dp1" draw:master-page-name="TITLE_5f_AND_5f_BODY" presentation:presentation-page-layout-name="AL2T1">
        <draw:frame draw:name="Google Shape;163;p3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Modificadores - Classe</text:span></text:p>
          </draw:text-box>
        </draw:frame>
        <draw:frame draw:name="Google Shape;164;p30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7"><text:span text:style-name="T4">Classes são definidas no formato:</text:span></text:p>
              </text:list-item>
            </text:list>
            <text:p text:style-name="P15"><text:span text:style-name="T12">[modificadores]</text:span><text:span text:style-name="T13"> class NomeClasse </text:span><text:span text:style-name="T12">[extends SuperClasse] [implements Interface]</text:span></text:p>
            <text:p text:style-name="P15"><text:span text:style-name="T14">modificadores podem ser:</text:span></text:p>
            <text:list text:style-name="L4">
              <text:list-item>
                <text:p text:style-name="P15"><text:span text:style-name="T10">public</text:span><text:span text:style-name="T4">: implementação comum da classe, com definições feitas na super classe, sub classe ou na própria classe</text:span></text:p>
              </text:list-item>
              <text:list-item>
                <text:p text:style-name="P14"><text:span text:style-name="T10">abstract</text:span><text:span text:style-name="T4">: indica que a classe (e seus respectivos métodos) deverão ser escritos nas implementações das classes herdadas, auxiliando na implementação de abstrações</text:span></text:p>
              </text:list-item>
              <text:list-item>
                <text:p text:style-name="P14"><text:span text:style-name="T10">final</text:span><text:span text:style-name="T4">: indica que a implementação da classe é final, não podendo ser herdada</text:span></text:p>
              </text:list-item>
            </text:list>
          </draw:text-box>
        </draw:frame>
        <presentation:notes draw:style-name="dp2">
          <draw:page-thumbnail draw:name="Google Shape;160;g1274396bed2_0_330:notes" draw:style-name="gr1" draw:layer="layout" svg:width="16.932cm" svg:height="9.524cm" svg:x="1.059cm" svg:y="1.905cm" draw:page-number="17" presentation:class="page"/>
          <draw:frame draw:name="Google Shape;161;g1274396bed2_0_330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ificadores de Acesso" draw:style-name="dp1" draw:master-page-name="TITLE_5f_AND_5f_BODY" presentation:presentation-page-layout-name="AL2T1">
        <draw:frame draw:name="Google Shape;169;p3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Modificadores de Acesso</text:span></text:p>
          </draw:text-box>
        </draw:frame>
        <draw:frame draw:name="Google Shape;170;p31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10">public</text:span><text:span text:style-name="T4">: todos têm acesso ao componente</text:span></text:p>
              </text:list-item>
              <text:list-item>
                <text:p text:style-name="P7"><text:span text:style-name="T10">protected</text:span><text:span text:style-name="T4">: acesso na própria classe, subclasse ou outras classes dentro do mesmo pacote</text:span></text:p>
              </text:list-item>
              <text:list-item>
                <text:p text:style-name="P7"><text:span text:style-name="T10">private</text:span><text:span text:style-name="T4">: acesso restrito dentro da própria classe</text:span></text:p>
              </text:list-item>
            </text:list>
            <text:p text:style-name="P17"><text:span text:style-name="T4"/></text:p>
          </draw:text-box>
        </draw:frame>
        <draw:frame draw:name="Google Shape;171;p31" draw:style-name="standard" draw:layer="layout" svg:width="17.054cm" svg:height="5.218cm" svg:x="4.172cm" svg:y="7.602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9"><text:span text:style-name="T15">Modificador</text:span></text:p>
              </table:table-cell>
              <table:table-cell>
                <text:p text:style-name="P19"><text:span text:style-name="T15">Classe</text:span></text:p>
              </table:table-cell>
              <table:table-cell>
                <text:p text:style-name="P19"><text:span text:style-name="T15">Pacote</text:span></text:p>
              </table:table-cell>
              <table:table-cell>
                <text:p text:style-name="P19"><text:span text:style-name="T15">Subclasse</text:span></text:p>
              </table:table-cell>
              <table:table-cell>
                <text:p text:style-name="P19"><text:span text:style-name="T15">Mundo</text:span></text:p>
              </table:table-cell>
            </table:table-row>
            <table:table-row table:style-name="ro2" table:default-cell-style-name="ce2">
              <table:table-cell table:style-name="ce1">
                <text:p text:style-name="P5"><text:span text:style-name="T16">public</text:span></text:p>
              </table:table-cell>
              <table:table-cell>
                <text:p text:style-name="P1"><text:span text:style-name="T17">✅</text:span></text:p>
              </table:table-cell>
              <table:table-cell>
                <text:p text:style-name="P1"><text:span text:style-name="T17">✅</text:span></text:p>
              </table:table-cell>
              <table:table-cell>
                <text:p text:style-name="P1"><text:span text:style-name="T17">✅</text:span></text:p>
              </table:table-cell>
              <table:table-cell>
                <text:p text:style-name="P1"><text:span text:style-name="T17">✅</text:span></text:p>
              </table:table-cell>
            </table:table-row>
            <table:table-row table:style-name="ro2" table:default-cell-style-name="ce2">
              <table:table-cell table:style-name="ce1">
                <text:p text:style-name="P5"><text:span text:style-name="T16">protected</text:span></text:p>
              </table:table-cell>
              <table:table-cell>
                <text:p text:style-name="P1"><text:span text:style-name="T17">✅</text:span></text:p>
              </table:table-cell>
              <table:table-cell>
                <text:p text:style-name="P1"><text:span text:style-name="T17">✅</text:span></text:p>
              </table:table-cell>
              <table:table-cell>
                <text:p text:style-name="P1"><text:span text:style-name="T17">✅</text:span></text:p>
              </table:table-cell>
              <table:table-cell/>
            </table:table-row>
            <table:table-row table:style-name="ro2" table:default-cell-style-name="ce2">
              <table:table-cell table:style-name="ce1">
                <text:p text:style-name="P5"><text:span text:style-name="T18">sem modificador</text:span></text:p>
              </table:table-cell>
              <table:table-cell>
                <text:p text:style-name="P1"><text:span text:style-name="T17">✅</text:span></text:p>
              </table:table-cell>
              <table:table-cell>
                <text:p text:style-name="P1"><text:span text:style-name="T17">✅</text:span></text:p>
              </table:table-cell>
              <table:table-cell/>
              <table:table-cell/>
            </table:table-row>
            <table:table-row table:style-name="ro2" table:default-cell-style-name="ce2">
              <table:table-cell table:style-name="ce1">
                <text:p text:style-name="P5"><text:span text:style-name="T16">private</text:span></text:p>
              </table:table-cell>
              <table:table-cell>
                <text:p text:style-name="P1"><text:span text:style-name="T17">✅</text:span>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166;g1274396bed2_0_335:notes" draw:style-name="gr1" draw:layer="layout" svg:width="16.932cm" svg:height="9.524cm" svg:x="1.059cm" svg:y="1.905cm" draw:page-number="18" presentation:class="page"/>
          <draw:frame draw:name="Google Shape;167;g1274396bed2_0_335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ificadores - Método" draw:style-name="dp1" draw:master-page-name="TITLE_5f_AND_5f_BODY" presentation:presentation-page-layout-name="AL2T1">
        <draw:frame draw:name="Google Shape;176;p3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Modificadores - Método</text:span></text:p>
          </draw:text-box>
        </draw:frame>
        <draw:frame draw:name="Google Shape;177;p32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14"><text:span text:style-name="T19">[modificador_acesso] [static] [abstract] [final] [native] [synchronyzed] </text:span><text:span text:style-name="T20">retorno nomeMetodo</text:span><text:span text:style-name="T19"> ([parametros]) [throws excecoes]</text:span></text:p>
            <text:p text:style-name="P15"><text:span text:style-name="T21">static</text:span><text:span text:style-name="T22">: método definido da classe</text:span></text:p>
            <text:p text:style-name="P15"><text:span text:style-name="T21">abstract</text:span><text:span text:style-name="T22">: método deve ser sobrescrito na subclasse</text:span></text:p>
            <text:p text:style-name="P15"><text:span text:style-name="T21">final</text:span><text:span text:style-name="T22">: método não pode ser sobrescrito pela subclasse</text:span></text:p>
            <text:p text:style-name="P15"><text:span text:style-name="T21">native</text:span><text:span text:style-name="T22">: permite o uso de um método definido em outra linguagem</text:span></text:p>
            <text:p text:style-name="P15"><text:span text:style-name="T21">synchronyzed</text:span><text:span text:style-name="T22">: não permite a execução de threads no método</text:span></text:p>
            <text:p text:style-name="P17"><text:span text:style-name="T21">throws excecoes</text:span><text:span text:style-name="T22">: lança exceções para o método</text:span></text:p>
          </draw:text-box>
        </draw:frame>
        <presentation:notes draw:style-name="dp2">
          <draw:page-thumbnail draw:name="Google Shape;173;g1274396bed2_0_342:notes" draw:style-name="gr1" draw:layer="layout" svg:width="16.932cm" svg:height="9.524cm" svg:x="1.059cm" svg:y="1.905cm" draw:page-number="19" presentation:class="page"/>
          <draw:frame draw:name="Google Shape;174;g1274396bed2_0_342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" presentation:presentation-page-layout-name="AL2T1">
        <draw:custom-shape draw:name="Google Shape;182;p33" draw:style-name="gr7" draw:text-style-name="P12" draw:layer="layout" svg:width="22.201cm" svg:height="13.393cm" svg:x="1.228cm" svg:y="1.012cm">
          <text:p text:style-name="P5"><text:span text:style-name="T11">public class FuncionarioStatic1 {</text:span></text:p>
          <text:p text:style-name="P5"><text:span text:style-name="T11"><text:tab/></text:span></text:p>
          <text:p text:style-name="P5"><text:span text:style-name="T11"><text:tab/></text:span><text:span text:style-name="T11">private String nome;</text:span></text:p>
          <text:p text:style-name="P5"><text:span text:style-name="T11"><text:tab/></text:span><text:span text:style-name="T11">private String cargo;</text:span></text:p>
          <text:p text:style-name="P5"><text:span text:style-name="T11"><text:tab/></text:span><text:span text:style-name="T11">private double salario;</text:span></text:p>
          <text:p text:style-name="P5"><text:span text:style-name="T11"><text:tab/></text:span><text:span text:style-name="T11">private static int total_funcionarios = 0;</text:span></text:p>
          <text:p text:style-name="P5"><text:span text:style-name="T11"><text:tab/></text:span><text:span text:style-name="T11">public FuncionarioStatic1(String nome){</text:span></text:p>
          <text:p text:style-name="P5"><text:span text:style-name="T11"><text:tab/></text:span><text:span text:style-name="T11"><text:tab/></text:span><text:span text:style-name="T11">this.nome = nome;</text:span></text:p>
          <text:p text:style-name="P5"><text:span text:style-name="T11"><text:tab/></text:span><text:span text:style-name="T11"><text:tab/></text:span><text:span text:style-name="T11">total_funcionarios++;</text:span></text:p>
          <text:p text:style-name="P5"><text:span text:style-name="T11"><text:tab/></text:span><text:span text:style-name="T11">}</text:span></text:p>
          <text:p text:style-name="P5"><text:span text:style-name="T11"><text:tab/></text:span><text:span text:style-name="T11">public FuncionarioStatic1(String nome, String cargo){</text:span></text:p>
          <text:p text:style-name="P5"><text:span text:style-name="T11"><text:tab/></text:span><text:span text:style-name="T11"><text:tab/></text:span><text:span text:style-name="T11">this.nome = nome;</text:span></text:p>
          <text:p text:style-name="P5"><text:span text:style-name="T11"><text:tab/></text:span><text:span text:style-name="T11"><text:tab/></text:span><text:span text:style-name="T11">this.cargo = cargo;</text:span></text:p>
          <text:p text:style-name="P5"><text:span text:style-name="T11"><text:tab/></text:span><text:span text:style-name="T11"><text:tab/></text:span><text:span text:style-name="T11">total_funcionarios++;</text:span></text:p>
          <text:p text:style-name="P5"><text:span text:style-name="T11"><text:tab/></text:span><text:span text:style-name="T11">}</text:span></text:p>
          <text:p text:style-name="P5"><text:span text:style-name="T11"><text:tab/></text:span><text:span text:style-name="T11">public FuncionarioStatic1(String nome, String cargo, double salario){</text:span></text:p>
          <text:p text:style-name="P5"><text:span text:style-name="T11"><text:tab/></text:span><text:span text:style-name="T11"><text:tab/></text:span><text:span text:style-name="T11">this.nome = nome;</text:span></text:p>
          <text:p text:style-name="P5"><text:span text:style-name="T11"><text:tab/></text:span><text:span text:style-name="T11"><text:tab/></text:span><text:span text:style-name="T11">this.cargo = cargo;</text:span></text:p>
          <text:p text:style-name="P5"><text:span text:style-name="T11"><text:tab/></text:span><text:span text:style-name="T11"><text:tab/></text:span><text:span text:style-name="T11">this.salario = salario;</text:span></text:p>
          <text:p text:style-name="P5"><text:span text:style-name="T11"><text:tab/></text:span><text:span text:style-name="T11"><text:tab/></text:span><text:span text:style-name="T11">total_funcionarios++;</text:span></text:p>
          <text:p text:style-name="P5"><text:span text:style-name="T11"><text:tab/></text:span><text:span text:style-name="T11">}</text:span></text:p>
          <text:p text:style-name="P5"><text:span text:style-name="T11"><text:tab/></text:span><text:span text:style-name="T11">public static int getTotalFuncionarios() {</text:span></text:p>
          <text:p text:style-name="P5"><text:span text:style-name="T11"><text:tab/></text:span><text:span text:style-name="T11"><text:tab/></text:span><text:span text:style-name="T11">return total_funcionarios;</text:span></text:p>
          <text:p text:style-name="P5"><text:span text:style-name="T11"><text:tab/></text:span><text:span text:style-name="T11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33" draw:style-name="gr5" draw:text-style-name="P12" draw:layer="layout" svg:width="6.967cm" svg:height="1.101cm" svg:x="17.326cm" svg:y="1.657cm">
          <text:p text:style-name="P5"><text:span text:style-name="T11">Método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;p33" draw:style-name="gr4" draw:text-style-name="P12" draw:layer="layout" svg:width="7.262cm" svg:height="1.101cm" svg:x="17.681cm" svg:y="12.42cm">
          <text:p text:style-name="P5"><text:span text:style-name="T9">FuncionarioStatic1.jav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9;g126dfc25adb_0_5:notes" draw:style-name="gr1" draw:layer="layout" svg:width="16.932cm" svg:height="9.524cm" svg:x="1.059cm" svg:y="1.905cm" draw:page-number="20" presentation:class="page"/>
          <draw:frame draw:name="Google Shape;180;g126dfc25adb_0_5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2T1">
        <draw:custom-shape draw:name="Google Shape;189;p34" draw:style-name="gr7" draw:text-style-name="P12" draw:layer="layout" svg:width="22.201cm" svg:height="13.393cm" svg:x="1.228cm" svg:y="1.012cm">
          <text:p text:style-name="P5"><text:span text:style-name="T11">public static void main(String[] args){</text:span></text:p>
          <text:p text:style-name="P5"><text:span text:style-name="T11"><text:tab/></text:span><text:span text:style-name="T11"><text:tab/></text:span><text:span text:style-name="T11">System.out.println("classe: " + FuncionarioStatic1.getTotalFuncionarios());</text:span></text:p>
          <text:p text:style-name="P5"><text:span text:style-name="T11"><text:tab/></text:span><text:span text:style-name="T11"><text:tab/></text:span><text:span text:style-name="T11">FuncionarioStatic1 func01 = new FuncionarioStatic1("João");</text:span></text:p>
          <text:p text:style-name="P5"><text:span text:style-name="T11"><text:tab/></text:span><text:span text:style-name="T11"><text:tab/></text:span><text:span text:style-name="T11">System.out.println("classe: " + FuncionarioStatic1.getTotalFuncionarios());</text:span></text:p>
          <text:p text:style-name="P5"><text:span text:style-name="T11"><text:tab/></text:span><text:span text:style-name="T11"><text:tab/></text:span><text:span text:style-name="T11">System.out.println("func1: " + func01.getTotalFuncionarios());</text:span></text:p>
          <text:p text:style-name="P5"><text:span text:style-name="T11"><text:tab/></text:span><text:span text:style-name="T11"><text:tab/></text:span><text:span text:style-name="T11">FuncionarioStatic1 func02 = new FuncionarioStatic1("José", "Engenheiro");</text:span></text:p>
          <text:p text:style-name="P5"><text:span text:style-name="T11"><text:tab/></text:span><text:span text:style-name="T11"><text:tab/></text:span><text:span text:style-name="T11">System.out.println("classe: " + FuncionarioStatic1.getTotalFuncionarios());</text:span></text:p>
          <text:p text:style-name="P5"><text:span text:style-name="T11"><text:tab/></text:span><text:span text:style-name="T11"><text:tab/></text:span><text:span text:style-name="T11">System.out.println("func1: " + func01.getTotalFuncionarios());</text:span></text:p>
          <text:p text:style-name="P5"><text:span text:style-name="T11"><text:tab/></text:span><text:span text:style-name="T11"><text:tab/></text:span><text:span text:style-name="T11">System.out.println("func2: " + func02.getTotalFuncionarios());</text:span></text:p>
          <text:p text:style-name="P5"><text:span text:style-name="T11"><text:tab/></text:span><text:span text:style-name="T11"><text:tab/></text:span><text:span text:style-name="T11">FuncionarioStatic1 func03 = new FuncionarioStatic1("Maria", "Gerente", 5000);</text:span></text:p>
          <text:p text:style-name="P5"><text:span text:style-name="T11"><text:tab/></text:span><text:span text:style-name="T11"><text:tab/></text:span><text:span text:style-name="T11">System.out.println("classe: " + FuncionarioStatic1.getTotalFuncionarios());</text:span></text:p>
          <text:p text:style-name="P5"><text:span text:style-name="T11"><text:tab/></text:span><text:span text:style-name="T11"><text:tab/></text:span><text:span text:style-name="T11">System.out.println("func1: " + func01.getTotalFuncionarios());</text:span></text:p>
          <text:p text:style-name="P5"><text:span text:style-name="T11"><text:tab/></text:span><text:span text:style-name="T11"><text:tab/></text:span><text:span text:style-name="T11">System.out.println("func2: " + func02.getTotalFuncionarios());</text:span></text:p>
          <text:p text:style-name="P5"><text:span text:style-name="T11"><text:tab/></text:span><text:span text:style-name="T11"><text:tab/></text:span><text:span text:style-name="T11">System.out.println("func3: " + func03.getTotalFuncionarios());</text:span></text:p>
          <text:p text:style-name="P5"><text:span text:style-name="T11"><text:tab/></text:span><text:span text:style-name="T11">}</text:span></text:p>
          <text:p text:style-name="P5"><text:span text:style-name="T11"/></text:p>
          <text:p text:style-name="P5"><text:span text:style-name="T11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0;p34" draw:style-name="gr5" draw:text-style-name="P12" draw:layer="layout" svg:width="6.967cm" svg:height="1.101cm" svg:x="17.029cm" svg:y="0.258cm">
          <text:p text:style-name="P5"><text:span text:style-name="T11">Método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1;p34" draw:style-name="gr4" draw:text-style-name="P12" draw:layer="layout" svg:width="7.262cm" svg:height="1.101cm" svg:x="17.681cm" svg:y="12.42cm">
          <text:p text:style-name="P5"><text:span text:style-name="T9">FuncionarioStatic1.jav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6;g11ba051bdc6_0_14:notes" draw:style-name="gr1" draw:layer="layout" svg:width="16.932cm" svg:height="9.524cm" svg:x="1.059cm" svg:y="1.905cm" draw:page-number="21" presentation:class="page"/>
          <draw:frame draw:name="Google Shape;187;g11ba051bdc6_0_14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" presentation:presentation-page-layout-name="AL2T1">
        <draw:custom-shape draw:name="Google Shape;196;p35" draw:style-name="gr7" draw:text-style-name="P12" draw:layer="layout" svg:width="22.201cm" svg:height="13.393cm" svg:x="1.228cm" svg:y="1.012cm">
          <text:p text:style-name="P5"><text:span text:style-name="T11">public class Funcionario{</text:span></text:p>
          <text:p text:style-name="P5"><text:span text:style-name="T11"><text:tab/></text:span><text:span text:style-name="T11">private String nome;</text:span></text:p>
          <text:p text:style-name="P5"><text:span text:style-name="T11"><text:tab/></text:span><text:span text:style-name="T11">private String cargo;</text:span></text:p>
          <text:p text:style-name="P5"><text:span text:style-name="T11"><text:tab/></text:span><text:span text:style-name="T11">private float salario;</text:span></text:p>
          <text:p text:style-name="P5"><text:span text:style-name="T11"><text:tab/></text:span><text:span text:style-name="T11">private static int total_funcionarios = 0</text:span></text:p>
          <text:p text:style-name="P5"><text:span text:style-name="T11"><text:tab/></text:span><text:span text:style-name="T11">public Funcionario(String nome){</text:span></text:p>
          <text:p text:style-name="P5"><text:span text:style-name="T11"><text:tab/></text:span><text:span text:style-name="T11"><text:tab/></text:span><text:span text:style-name="T11">this(nome, "", 0);</text:span></text:p>
          <text:p text:style-name="P5"><text:span text:style-name="T11"><text:tab/></text:span><text:span text:style-name="T11">}</text:span></text:p>
          <text:p text:style-name="P5"><text:span text:style-name="T11"><text:tab/></text:span><text:span text:style-name="T11">public Funcionario(String nome, String cargo){</text:span></text:p>
          <text:p text:style-name="P5"><text:span text:style-name="T11"><text:tab/></text:span><text:span text:style-name="T11"><text:tab/></text:span><text:span text:style-name="T11">this(nome, cargo, 0)</text:span></text:p>
          <text:p text:style-name="P5"><text:span text:style-name="T11"><text:tab/></text:span><text:span text:style-name="T11">}</text:span></text:p>
          <text:p text:style-name="P5"><text:span text:style-name="T11"><text:tab/></text:span><text:span text:style-name="T11">public Funcionario(String nome, String cargo, float Salario){</text:span></text:p>
          <text:p text:style-name="P5"><text:span text:style-name="T11"><text:tab/></text:span><text:span text:style-name="T11"><text:tab/></text:span><text:span text:style-name="T11">this.nome = nome;</text:span></text:p>
          <text:p text:style-name="P5"><text:span text:style-name="T11"><text:tab/></text:span><text:span text:style-name="T11"><text:tab/></text:span><text:span text:style-name="T11">this.cargo = cargo;</text:span></text:p>
          <text:p text:style-name="P5"><text:span text:style-name="T11"><text:tab/></text:span><text:span text:style-name="T11"><text:tab/></text:span><text:span text:style-name="T11">this.salario = salario;</text:span></text:p>
          <text:p text:style-name="P5"><text:span text:style-name="T11"><text:tab/></text:span><text:span text:style-name="T11"><text:tab/></text:span><text:span text:style-name="T11">this.total_funcionarios++;</text:span></text:p>
          <text:p text:style-name="P5"><text:span text:style-name="T11"><text:tab/></text:span><text:span text:style-name="T11">}</text:span></text:p>
          <text:p text:style-name="P5"><text:span text:style-name="T11"><text:tab/></text:span><text:span text:style-name="T11">public static void main(String[] args){</text:span></text:p>
          <text:p text:style-name="P5"><text:span text:style-name="T11"><text:tab/></text:span><text:span text:style-name="T11"><text:tab/></text:span><text:span text:style-name="T11">Funcionario func01 = new Funcionario("João");</text:span></text:p>
          <text:p text:style-name="P5"><text:span text:style-name="T11"><text:tab/></text:span><text:span text:style-name="T11"><text:tab/></text:span><text:span text:style-name="T11">Funcionario func02 = new Funcionario("José", "Engenheiro");</text:span></text:p>
          <text:p text:style-name="P5"><text:span text:style-name="T11"><text:tab/></text:span><text:span text:style-name="T11"><text:tab/></text:span><text:span text:style-name="T11">Funcionario func03 = new Funcionario("Maria", "Gerente", 5000);</text:span></text:p>
          <text:p text:style-name="P5"><text:span text:style-name="T11"><text:tab/></text:span><text:span text:style-name="T11">}</text:span></text:p>
          <text:p text:style-name="P5"><text:span text:style-name="T11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35" draw:style-name="gr5" draw:text-style-name="P12" draw:layer="layout" svg:width="6.967cm" svg:height="1.101cm" svg:x="17.326cm" svg:y="1.657cm">
          <text:p text:style-name="P5"><text:span text:style-name="T11">Método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35" draw:style-name="gr4" draw:text-style-name="P12" draw:layer="layout" svg:width="7.262cm" svg:height="1.101cm" svg:x="17.681cm" svg:y="12.539cm">
          <text:p text:style-name="P5"><text:span text:style-name="T9">FuncionarioStatic2.jav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3;g126dfc25adb_0_11:notes" draw:style-name="gr1" draw:layer="layout" svg:width="16.932cm" svg:height="9.524cm" svg:x="1.059cm" svg:y="1.905cm" draw:page-number="22" presentation:class="page"/>
          <draw:frame draw:name="Google Shape;194;g126dfc25adb_0_11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ificadores - Variáveis" draw:style-name="dp1" draw:master-page-name="TITLE_5f_AND_5f_BODY" presentation:presentation-page-layout-name="AL2T1">
        <draw:frame draw:name="Google Shape;203;p3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Modificadores - Variáveis</text:span></text:p>
          </draw:text-box>
        </draw:frame>
        <draw:frame draw:name="Google Shape;204;p36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14"><text:span text:style-name="T12">[modificador_acesso] [static] [final] [volatile] </text:span><text:span text:style-name="T13">tipo nomevariavel</text:span></text:p>
            <text:p text:style-name="P15"><text:span text:style-name="T10">static</text:span><text:span text:style-name="T4">: variável da classe</text:span></text:p>
            <text:p text:style-name="P15"><text:span text:style-name="T10">final</text:span><text:span text:style-name="T4">: definição de uma constante</text:span></text:p>
            <text:p text:style-name="P17"><text:span text:style-name="T10">volatile</text:span><text:span text:style-name="T4">: permite a alteração da variável de maneira assíncrona</text:span></text:p>
          </draw:text-box>
        </draw:frame>
        <draw:custom-shape draw:name="Google Shape;205;p36" draw:style-name="gr8" draw:text-style-name="P12" draw:layer="layout" svg:width="16.663cm" svg:height="1.101cm" svg:x="4.368cm" svg:y="10.775cm">
          <text:p text:style-name="P5"><text:span text:style-name="T23">Preferencialmente definir atributos como private e utilizar getters/sett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0;g1274396bed2_0_347:notes" draw:style-name="gr1" draw:layer="layout" svg:width="16.932cm" svg:height="9.524cm" svg:x="1.059cm" svg:y="1.905cm" draw:page-number="23" presentation:class="page"/>
          <draw:frame draw:name="Google Shape;201;g1274396bed2_0_347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mplo" draw:style-name="dp1" draw:master-page-name="TITLE_5f_AND_5f_BODY" presentation:presentation-page-layout-name="AL2T1">
        <draw:frame draw:name="Google Shape;210;p37" presentation:style-name="pr4" draw:text-style-name="P6" draw:layer="layout" svg:width="23.667cm" svg:height="1.59cm" svg:x="0.866cm" svg:y="0.552cm" presentation:class="title" presentation:user-transformed="true">
          <draw:text-box>
            <text:p text:style-name="P5"><text:span text:style-name="T3">Exemplo</text:span></text:p>
          </draw:text-box>
        </draw:frame>
        <draw:frame draw:name="Google Shape;211;p37" presentation:style-name="pr5" draw:text-style-name="P10" draw:layer="layout" svg:width="24.375cm" svg:height="11.816cm" svg:x="0.866cm" svg:y="2.262cm" presentation:class="outline" presentation:user-transformed="true">
          <draw:text-box>
            <text:p text:style-name="P14"><text:span text:style-name="T22">public class Funcionario{</text:span></text:p>
            <text:p text:style-name="P14"><text:span text:style-name="T22"><text:tab/></text:span><text:span text:style-name="T22">private final double BONUS_ANUAL = 0.07;</text:span></text:p>
            <text:p text:style-name="P14"><text:span text:style-name="T22"><text:tab/></text:span><text:span text:style-name="T22">public Funcionario(){ /* exemplo anterior de Funcionario */}</text:span></text:p>
            <text:p text:style-name="P14"><text:span text:style-name="T22"><text:tab/></text:span><text:span text:style-name="T22">public void aumento_anual(){</text:span></text:p>
            <text:p text:style-name="P14"><text:span text:style-name="T22"><text:tab/></text:span><text:span text:style-name="T22"><text:tab/></text:span><text:span text:style-name="T22">this.salario += this.salario * this.BONUS_ANUAL;</text:span></text:p>
            <text:p text:style-name="P14"><text:span text:style-name="T22"><text:tab/></text:span><text:span text:style-name="T22">}</text:span></text:p>
            <text:p text:style-name="P14"><text:span text:style-name="T22"><text:tab/></text:span><text:span text:style-name="T22">public static void main(String[] args){</text:span></text:p>
            <text:p text:style-name="P14"><text:span text:style-name="T22"><text:tab/></text:span><text:span text:style-name="T22"><text:tab/></text:span><text:span text:style-name="T22">Funcionario func = new Funcionario("José", "Engenheiro", 5000);</text:span></text:p>
            <text:p text:style-name="P14"><text:span text:style-name="T22"><text:tab/></text:span><text:span text:style-name="T22"><text:tab/></text:span><text:span text:style-name="T22">double salario_atual = func.getSalario();</text:span></text:p>
            <text:p text:style-name="P14"><text:span text:style-name="T22"><text:tab/></text:span><text:span text:style-name="T22"><text:tab/></text:span><text:span text:style-name="T22">func.aumento_anual();</text:span></text:p>
            <text:p text:style-name="P14"><text:span text:style-name="T22"><text:tab/></text:span><text:span text:style-name="T22"><text:tab/></text:span><text:span text:style-name="T22">double novo_salario = func.getSalario();</text:span></text:p>
            <text:p text:style-name="P14"><text:span text:style-name="T22"><text:tab/></text:span><text:span text:style-name="T22"><text:tab/></text:span><text:span text:style-name="T22">System.out.printf("Salario anterior = %f, novo salario = %f", salario_atual, novo_salario);</text:span></text:p>
            <text:p text:style-name="P14"><text:span text:style-name="T22"><text:tab/></text:span><text:span text:style-name="T22">}</text:span></text:p>
            <text:p text:style-name="P14"><text:span text:style-name="T22">}</text:span></text:p>
          </draw:text-box>
        </draw:frame>
        <draw:custom-shape draw:name="Google Shape;212;p37" draw:style-name="gr4" draw:text-style-name="P12" draw:layer="layout" svg:width="7.262cm" svg:height="1.101cm" svg:x="17.681cm" svg:y="12.539cm">
          <text:p text:style-name="P5"><text:span text:style-name="T9">FuncionarioBonus.jav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7;g1274396bed2_0_383:notes" draw:style-name="gr1" draw:layer="layout" svg:width="16.932cm" svg:height="9.524cm" svg:x="1.059cm" svg:y="1.905cm" draw:page-number="24" presentation:class="page"/>
          <draw:frame draw:name="Google Shape;208;g1274396bed2_0_383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bstração" draw:style-name="dp1" draw:master-page-name="TITLE_5f_AND_5f_BODY" presentation:presentation-page-layout-name="AL2T1">
        <draw:frame draw:name="Google Shape;217;p3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Abstração</text:span></text:p>
          </draw:text-box>
        </draw:frame>
        <draw:frame draw:name="Google Shape;218;p38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14"><text:span text:style-name="T4">Classes e métodos abstratos indicam que estes deverão ser implementados pelas sub classes.</text:span></text:p>
            <text:p text:style-name="P15"><text:span text:style-name="T4">Não instanciamos objetos de classes abstratas. Elas servem para definir os comportamentos que existirão nas sub classes.</text:span></text:p>
            <text:p text:style-name="P15"><text:span text:style-name="T4">Métodos abstratos não têm corpo na sua definição, somente a assinatura.</text:span></text:p>
            <text:p text:style-name="P17"><text:span text:style-name="T4">Se um método é abstrato a classe deve ser abstrata, mesmo que nem todos os métodos sejam abstratos.</text:span></text:p>
          </draw:text-box>
        </draw:frame>
        <presentation:notes draw:style-name="dp2">
          <draw:page-thumbnail draw:name="Google Shape;214;g1274396bed2_0_352:notes" draw:style-name="gr1" draw:layer="layout" svg:width="16.932cm" svg:height="9.524cm" svg:x="1.059cm" svg:y="1.905cm" draw:page-number="25" presentation:class="page"/>
          <draw:frame draw:name="Google Shape;215;g1274396bed2_0_352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rface" draw:style-name="dp1" draw:master-page-name="TITLE_5f_AND_5f_BODY" presentation:presentation-page-layout-name="AL2T1">
        <draw:frame draw:name="Google Shape;223;p3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Interface</text:span></text:p>
          </draw:text-box>
        </draw:frame>
        <draw:frame draw:name="Google Shape;224;p39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14"><text:span text:style-name="T4">Interfaces definem quais comportamentos deverão existir nas classes implementadas a partir dela, porém a interface não define o comportamento de nenhum método.</text:span></text:p>
            <text:p text:style-name="P15"><text:span text:style-name="T4">As interfaces definem os métodos, mas sem dizer como eles irão operar.</text:span></text:p>
            <text:p text:style-name="P15"><text:span text:style-name="T4">Os métodos das interfaces são públicos e abstratos.</text:span></text:p>
            <text:p text:style-name="P15"><text:span text:style-name="T4">Pode-se implementar métodos a partir do modificador </text:span><text:span text:style-name="T24">default</text:span><text:span text:style-name="T4">.</text:span></text:p>
            <text:p text:style-name="P17"><text:span text:style-name="T4">Atributos de interfaces são </text:span><text:span text:style-name="T24">final</text:span><text:span text:style-name="T4"> por padrão.</text:span></text:p>
          </draw:text-box>
        </draw:frame>
        <presentation:notes draw:style-name="dp2">
          <draw:page-thumbnail draw:name="Google Shape;220;g1274396bed2_0_358:notes" draw:style-name="gr1" draw:layer="layout" svg:width="16.932cm" svg:height="9.524cm" svg:x="1.059cm" svg:y="1.905cm" draw:page-number="26" presentation:class="page"/>
          <draw:frame draw:name="Google Shape;221;g1274396bed2_0_358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cotes em Java" draw:style-name="dp1" draw:master-page-name="TITLE_5f_AND_5f_BODY" presentation:presentation-page-layout-name="AL2T1">
        <draw:frame draw:name="Google Shape;229;p4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acotes em Java</text:span></text:p>
          </draw:text-box>
        </draw:frame>
        <draw:frame draw:name="Google Shape;230;p40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Coleção de classes e interfaces</text:span></text:p>
              </text:list-item>
              <text:list-item>
                <text:p text:style-name="P8"><text:span text:style-name="T4">Classes que criamos estão contidas em um pacote</text:span></text:p>
              </text:list-item>
              <text:list-item>
                <text:p text:style-name="P8"><text:span text:style-name="T4">Podemos fazer uso de classes externas através de importações de pacotes</text:span></text:p>
              </text:list-item>
              <text:list-item>
                <text:p text:style-name="P8"><text:span text:style-name="T4">Importamos apenas classes e interfaces públicas quando usamos outros pacotes (uso de </text:span><text:span text:style-name="T13">import</text:span><text:span text:style-name="T4">)</text:span></text:p>
              </text:list-item>
              <text:list-item>
                <text:p text:style-name="P8"><text:span text:style-name="T10">Pacote padrão</text:span><text:span text:style-name="T4"> e </text:span><text:span text:style-name="T13">java.lang</text:span><text:span text:style-name="T4"> são importadas por padrão</text:span></text:p>
              </text:list-item>
            </text:list>
            <text:p text:style-name="P20"><text:span text:style-name="T4"/></text:p>
            <text:p text:style-name="P17"><text:span text:style-name="T4"/></text:p>
          </draw:text-box>
        </draw:frame>
        <presentation:notes draw:style-name="dp2">
          <draw:page-thumbnail draw:name="Google Shape;226;g1274396bed2_0_373:notes" draw:style-name="gr1" draw:layer="layout" svg:width="16.932cm" svg:height="9.524cm" svg:x="1.059cm" svg:y="1.905cm" draw:page-number="27" presentation:class="page"/>
          <draw:frame draw:name="Google Shape;227;g1274396bed2_0_373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cotes em Java" draw:style-name="dp1" draw:master-page-name="TITLE_5f_AND_5f_BODY" presentation:presentation-page-layout-name="AL2T1">
        <draw:frame draw:name="Google Shape;235;p4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acotes em Java</text:span></text:p>
          </draw:text-box>
        </draw:frame>
        <draw:frame draw:name="Google Shape;236;p41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14"><text:span text:style-name="T13">java.lang</text:span><text:span text:style-name="T4"> -&gt; já importada por padrão, possui classes básicas utilizadas em Java (String, Math)</text:span></text:p>
            <text:p text:style-name="P15"><text:span text:style-name="T13">java.util</text:span><text:span text:style-name="T4"> -&gt; classes úteis em operações comuns em Java (Dictionary, Hashtable, Vector, etc)</text:span></text:p>
            <text:p text:style-name="P15"><text:span text:style-name="T13">java.io</text:span><text:span text:style-name="T4"> -&gt; operações de entrada e saída (manipulação de arquivos, por exemplo)</text:span></text:p>
            <text:p text:style-name="P15"><text:span text:style-name="T13">java.swing</text:span><text:span text:style-name="T4"> -&gt; interface gráfica</text:span></text:p>
            <text:p text:style-name="P15"><text:span text:style-name="T13">java.awt</text:span><text:span text:style-name="T4"> -&gt; interface gráfica</text:span></text:p>
            <text:p text:style-name="P17"><text:span text:style-name="T13">java.applet</text:span><text:span text:style-name="T4"> -&gt; pacotes para manipulação de applets</text:span></text:p>
          </draw:text-box>
        </draw:frame>
        <presentation:notes draw:style-name="dp2">
          <draw:page-thumbnail draw:name="Google Shape;232;g1274396bed2_0_378:notes" draw:style-name="gr1" draw:layer="layout" svg:width="16.932cm" svg:height="9.524cm" svg:x="1.059cm" svg:y="1.905cm" draw:page-number="28" presentation:class="page"/>
          <draw:frame draw:name="Google Shape;233;g1274396bed2_0_378:notes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mplo" draw:style-name="dp1" draw:master-page-name="TITLE_5f_AND_5f_BODY" presentation:presentation-page-layout-name="AL2T1">
        <draw:frame draw:name="Google Shape;241;p4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xemplo</text:span></text:p>
          </draw:text-box>
        </draw:frame>
        <draw:frame draw:name="Google Shape;242;p42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14"><text:span text:style-name="T4">public static void main(String[] args){</text:span></text:p>
            <text:p text:style-name="P15"><text:span text:style-name="T4"><text:tab/></text:span><text:span text:style-name="T4">double number = 3.1415;</text:span></text:p>
            <text:p text:style-name="P15"><text:span text:style-name="T4"><text:tab/></text:span><text:span text:style-name="T4">System.out.println(Math.abs(-number) + " " + Math.round(number) + Math.sqrt(number));</text:span></text:p>
            <text:p text:style-name="P17"><text:span text:style-name="T4">} </text:span></text:p>
          </draw:text-box>
        </draw:frame>
        <presentation:notes draw:style-name="dp2">
          <draw:page-thumbnail draw:name="Google Shape;238;g1274396bed2_0_398:notes" draw:style-name="gr1" draw:layer="layout" svg:width="16.932cm" svg:height="9.524cm" svg:x="1.059cm" svg:y="1.905cm" draw:page-number="29" presentation:class="page"/>
          <draw:frame draw:name="Google Shape;239;g1274396bed2_0_398:notes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mplo" draw:style-name="dp1" draw:master-page-name="TITLE_5f_AND_5f_BODY" presentation:presentation-page-layout-name="AL2T1">
        <draw:frame draw:name="Google Shape;247;p4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xemplo</text:span></text:p>
          </draw:text-box>
        </draw:frame>
        <draw:frame draw:name="Google Shape;248;p43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14"><text:span text:style-name="T4">Calcular as raízes de uma equação do segundo grau.</text:span></text:p>
            <text:list text:style-name="L13">
              <text:list-item>
                <text:p text:style-name="P15"><text:span text:style-name="T4">Receber do usuário os valores de a, b e c</text:span></text:p>
              </text:list-item>
              <text:list-item>
                <text:p text:style-name="P14"><text:span text:style-name="T4">Passar os valores no construtor do objeto</text:span></text:p>
              </text:list-item>
              <text:list-item>
                <text:p text:style-name="P14"><text:span text:style-name="T4">Criar método (de retorno boolean) que calcula e faz o set dos valores e dois métodos que retornam os valores (x1 e x2)</text:span></text:p>
              </text:list-item>
              <text:list-item>
                <text:p text:style-name="P14"><text:span text:style-name="T4">No método de cálculo: se for um delta negativo, não realizar o cálculo e retornar isso à função principal e encerrar o programa sem a chamada ao método de retorno/exibição</text:span></text:p>
              </text:list-item>
            </text:list>
          </draw:text-box>
        </draw:frame>
        <presentation:notes draw:style-name="dp2">
          <draw:page-thumbnail draw:name="Google Shape;244;g126dfc25adb_0_0:notes" draw:style-name="gr1" draw:layer="layout" svg:width="16.932cm" svg:height="9.524cm" svg:x="1.059cm" svg:y="1.905cm" draw:page-number="30" presentation:class="page"/>
          <draw:frame draw:name="Google Shape;245;g126dfc25adb_0_0:notes" presentation:style-name="pr3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212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_5f_1-background" style:display-name="SECTION_HEADER_1-background" style:family="presentation">
      <style:graphic-properties draw:stroke="none" draw:fill="solid" draw:fill-color="#ffffff"/>
      <style:text-properties style:letter-kerning="true"/>
    </style:style>
    <style:style style:name="SECTION_5f_HEADER_5f_1-backgroundobjects" style:display-name="SECTION_HEADER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_5f_1-notes" style:display-name="SECTION_HEADER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_5f_1-outline1" style:display-name="SECTION_HEADER_1-outline1" style:family="presentation">
      <style:graphic-properties draw:stroke="none" draw:fill="none" draw:auto-grow-height="false" draw:fit-to-size="shrink-to-fit" style:shrink-to-fit="true">
        <text:list-style style:name="SECTION_5f_HEADER_5f_1-outline1" style:display-name="SECTION_HEADER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_5f_1-outline2" style:display-name="SECTION_HEADER_1-outline2" style:family="presentation" style:parent-style-name="SECTION_5f_HEADER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_5f_1-outline3" style:display-name="SECTION_HEADER_1-outline3" style:family="presentation" style:parent-style-name="SECTION_5f_HEADER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_5f_1-outline4" style:display-name="SECTION_HEADER_1-outline4" style:family="presentation" style:parent-style-name="SECTION_5f_HEADER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_5f_1-outline5" style:display-name="SECTION_HEADER_1-outline5" style:family="presentation" style:parent-style-name="SECTION_5f_HEADER_5f_1-outline4">
      <style:paragraph-properties fo:margin-top="0.1cm" fo:margin-bottom="0cm"/>
      <style:text-properties fo:font-size="20pt" style:font-size-asian="20pt" style:font-size-complex="20pt"/>
    </style:style>
    <style:style style:name="SECTION_5f_HEADER_5f_1-outline6" style:display-name="SECTION_HEADER_1-outline6" style:family="presentation" style:parent-style-name="SECTION_5f_HEADER_5f_1-outline5">
      <style:paragraph-properties fo:margin-top="0.1cm" fo:margin-bottom="0cm"/>
      <style:text-properties fo:font-size="20pt" style:font-size-asian="20pt" style:font-size-complex="20pt"/>
    </style:style>
    <style:style style:name="SECTION_5f_HEADER_5f_1-outline7" style:display-name="SECTION_HEADER_1-outline7" style:family="presentation" style:parent-style-name="SECTION_5f_HEADER_5f_1-outline6">
      <style:paragraph-properties fo:margin-top="0.1cm" fo:margin-bottom="0cm"/>
      <style:text-properties fo:font-size="20pt" style:font-size-asian="20pt" style:font-size-complex="20pt"/>
    </style:style>
    <style:style style:name="SECTION_5f_HEADER_5f_1-outline8" style:display-name="SECTION_HEADER_1-outline8" style:family="presentation" style:parent-style-name="SECTION_5f_HEADER_5f_1-outline7">
      <style:paragraph-properties fo:margin-top="0.1cm" fo:margin-bottom="0cm"/>
      <style:text-properties fo:font-size="20pt" style:font-size-asian="20pt" style:font-size-complex="20pt"/>
    </style:style>
    <style:style style:name="SECTION_5f_HEADER_5f_1-outline9" style:display-name="SECTION_HEADER_1-outline9" style:family="presentation" style:parent-style-name="SECTION_5f_HEADER_5f_1-outline8">
      <style:paragraph-properties fo:margin-top="0.1cm" fo:margin-bottom="0cm"/>
      <style:text-properties fo:font-size="20pt" style:font-size-asian="20pt" style:font-size-complex="20pt"/>
    </style:style>
    <style:style style:name="SECTION_5f_HEADER_5f_1-subtitle" style:display-name="SECTION_HEADER_1-subtitle" style:family="presentation">
      <style:graphic-properties draw:stroke="none" draw:fill="none" draw:textarea-vertical-align="middle">
        <text:list-style style:name="SECTION_5f_HEADER_5f_1-subtitle" style:display-name="SECTION_HEADER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_5f_1-title" style:display-name="SECTION_HEADER_1-title" style:family="presentation">
      <style:graphic-properties draw:stroke="none" draw:fill="none" draw:textarea-vertical-align="middle">
        <text:list-style style:name="SECTION_5f_HEADER_5f_1-title" style:display-name="SECTION_HEADER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HEADER_5f_1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SECTION_5f_HEADER_5f_1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HEADER_5f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_5f_1" style:display-name="SECTION_HEADER_1" style:page-layout-name="PM1" draw:style-name="Mdp1">
      <draw:frame draw:name="Google Shape;51;p13" presentation:style-name="SECTION_5f_HEADER_5f_1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52;p13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SECTION_5f_HEADER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_5f_1-title" draw:layer="backgroundobjects" svg:width="16.931cm" svg:height="9.524cm" svg:x="1.059cm" svg:y="1.93cm" presentation:class="page"/>
        <draw:frame presentation:style-name="SECTION_5f_HEADER_5f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73"/>
    <meta:generator>LibreOfficeDev/6.0.5.2$Linux_X86_64 LibreOffice_project/</meta:generator>
  </office:meta>
</office:document-meta>
</file>